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7cm"/>
    </style:style>
    <style:style style:name="co2" style:family="table-column">
      <style:table-column-properties fo:break-before="auto" style:column-width="11.845cm"/>
    </style:style>
    <style:style style:name="co3" style:family="table-column">
      <style:table-column-properties fo:break-before="auto" style:column-width="2.318cm"/>
    </style:style>
    <style:style style:name="co4" style:family="table-column">
      <style:table-column-properties fo:break-before="auto" style:column-width="4.51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4.128cm"/>
    </style:style>
    <style:style style:name="co7" style:family="table-column">
      <style:table-column-properties fo:break-before="auto" style:column-width="27.37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Problem No</text:p>
          </table:table-cell>
          <table:table-cell table:style-name="ce1" office:value-type="string" calcext:value-type="string">
            <text:p>Problem Name</text:p>
          </table:table-cell>
          <table:table-cell table:style-name="ce1" office:value-type="string" calcext:value-type="string">
            <text:p>Problem Link</text:p>
          </table:table-cell>
          <table:table-cell table:style-name="ce1" office:value-type="string" calcext:value-type="string">
            <text:p>Problem Topic</text:p>
          </table:table-cell>
          <table:table-cell table:style-name="ce1" office:value-type="string" calcext:value-type="string">
            <text:p>Problem Difficulty</text:p>
          </table:table-cell>
          <table:table-cell table:style-name="ce1" office:value-type="string" calcext:value-type="string">
            <text:p>Problem Completion Status</text:p>
          </table:table-cell>
          <table:table-cell table:style-name="ce1" office:value-type="string" calcext:value-type="string">
            <text:p>Problem Revision Status</text:p>
          </table:table-cell>
          <table:table-cell table:style-name="ce1" office:value-type="string" calcext:value-type="string">
            <text:p>Problem Hint/Comment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imum and Minimum Element in an Array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BCO Accolite Amazon Cisco Hike Microsoft Snapdeal VMWare Google Adob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verse the Array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Infosys Moonfrog Labs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ximum-Subarray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icrosoft + Facebook Interview Qs,use Kadane's Algorithm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ains Duplicate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 Interview Qs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ocolate Distribution Problem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 Interview Qs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rch in Rotated Sorted Array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icrosoft Google Adobe Amazon D-E-Shaw Flipkart Hike Intuit MakeMyTrip Paytm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xt Permutation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Uber + Goldman Sachs + Adobe Interview Qs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 time to Buy and Sell Stock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 D-E-Shaw Directi Flipkart Goldman Sachs Intuit MakeMyTrip Microsoft Ola Cabs Oracle Paytm Pubmatic Quikr Salesforce Sapient Swiggy Walmart Media.net Google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peat and Missing Number Array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 Interview Qs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th-Largest Element in an Array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 Microsoft Walmart Adobe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apping Rain Water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amsung Interview Qs,use auxiliary arrays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duct of Array Except Self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icrosoft + Facebook Interview Qs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ximum Product Subarray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 D-E-Shaw Microsoft Morgan Stanley OYO Rooms Google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nd Minimum in Rotated Sorted Array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dobe Amazon Microsoft Morgan Stanley Samsung Snapdeal Times Internet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ind Pair with Sum in Sorted &amp; Rotated Array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icrosoft + Google + Apple Interview Qs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Sum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dobe Amazon Microsoft Morgan Stanley Samsung Snapdeal Times Internet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ntainer With Most Water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Flipkart + Dunzo Interview Qs,use 2 pointer approach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iven Sum Pair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Infosys + Amazon + Flipkart Interview Qs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th - Smallest Element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BCO Accolite Amazon Cisco Hike Microsoft Snapdeal VMWare Google Adobe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erge Overlapping Intervals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Google Interview Qs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ind Minimum Number of Merge Operations to Make an Array Palindrome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iven an Array of Numbers Arrange the Numbers to Form the Biggest Number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Barclays Interview Qs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ace Optimization Using Bit Manipulations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barray Sum Divisible K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napdeal Microsoft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int all Possible Combinations of r Elements in a Given Array of Size n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's Algorithm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icrosoft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alid Palindrome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 Cisco D-E-Shaw Facebook FactSet Morgan Stanley Paytm Zoho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alid Anagram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Nagarro Media.net Directi Google Adobe Flipkart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alid parenthese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Google Interview Qs,use Stacks (if possible)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move Consecutive Character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amsung + Adobe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ongest Common Prefix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dobe + Grofers + Dunzo Interview Qs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nvert a Sentence into its Equivalent Mobile Numeric Keypad Sequence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dobe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int all the Duplicates in the Input 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Ola + Amdocs IQ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ongest Substring without Repeating Character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organ Stanley + Amazon IQ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ongest Repeating Character Replacement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 Google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oup Anagram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amsung + Adobe + Amazon Interview Qs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ongest Palindromic Sub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icrosoft + Google + Samsung + Visa IQ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lindromic Substring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icrosoft IQ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ext Permutation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dobe + Goldman Sachs + Uber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unt Palindromic Subsequence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yntra Interview Qs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mallest Window in a String Containing all the Characters of Another 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icrosoft + Amazon IQ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ildcard String Mat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icrosoft + Amazon + Ola IQ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ongest Prefix Suffix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Flipkart + Swiggy IQ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abin-Karp Algorithm for Pattern Sear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icrosoft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ansform One String to Another using Minimum Number of Given Operation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Directi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inimum Window Sub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 Google MakeMyTrip Streamoid Technologies Microsoft Media.net Atlassian Flipkart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oyer Moore Algorithm for Pattern Sear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docs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ord Wrap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icrosoft,use Dynaming Programming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Zigzag (or diagonal) Traversal of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et Matrix Zeroes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 Microsoft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iral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Flipkart + Apple + Societe Generale IQ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otate Image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icrosoft Paytm Samsung Adobe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ord Search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Google + Ola + Goldman Sachs IQ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ind the Number of Islands | Set 1 (Using DFS)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icrosoft + Uber + Apple + Amazon IQ,Read about DFS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iven a Matrix of ‘O’ and ‘X’, Replace ‘O’ with ‘X’ if Surrounded by ‘X’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Google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ind a Common Element in all Rows of a Given Row-Wise Sorted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Q Software Microsoft VMWare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reate a Matrix with Alternating Rectangles of O and 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Q VMWare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ximum Size Rectangle of all 1s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 Microsoft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ermute Two Arrays such that Sum of Every Pair is Greater or Equal to K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amsung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ounting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amsung+ Morgan Stanley+ Snapdeal + EPAM Systems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ind common elements three sorted array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Q Software Microsoft VMWare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arching in an array where adjacent differ by at most k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TCS Amazon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eiling in a sorted array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TCS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iar with given differen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 Visa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jority elemen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+ Google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ount triplets with sum smaller that a given valu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 SAP Labs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ximum Sum Subsequence with no adjacent element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 FactSet Oxigen Wallet OYO Rooms Paytm Walmart Yahoo Adobe Flipkart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erge Sorted Arrays using O(1) Spa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docs Brocade Goldman Sachs Juniper Networks Linkedin Microsoft Quikr Snapdeal Synopsys Zoho Adobe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nversion of Array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dobe Amazon BankBazaar Flipkart Microsoft Myntra MakeMyTrip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ind Duplicates in O(n) Time and O(1) Extra Spa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 D-E-Shaw Flipkart Paytm Qualcomm Zoho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adix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+ Microsoft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roduct of Array except itself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ccolite Amazon D-E-Shaw Intuit Morgan Stanley Opera Microsoft Flipkart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ke all Array Elements Equal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heck if Reversing a Sub Array Make the Array Sorted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ind Four Elements that Sum to a Given Valu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dobe Amazon Google Microsoft OYO Rooms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edian of Two Sorted Array with Different Siz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 Samsung Microsoft Google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edian of Stream of Integers Running Integer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 + Google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rint Subarrays with 0 Sum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Paytm Adobe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ggressive Cow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dobe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llocate Minimum number of Page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Google Infosys Codenation Amazon Microsoft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inimum Swaps to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 + Google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acktracking Set 2 Rat in a Maz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icrosoft Amazon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ombinational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dobe Amazon Microsoft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rossword-Puzzl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icrosoft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ongest Possible Route in a Matrix with Hurdl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icrosoft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rinting all solutions in N-Queen Proble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ccolite Amazon Amdocs D-E-Shaw MAQ Software Twitter Visa Microsoft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olve the Sudoku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 Directi Flipkart MakeMyTrip MAQ Software Microsoft Ola Cabs Oracle PayPal Zoho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artition Equal Subset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 + Adobe + Accolite + Traveloka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 Coloring Proble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night Tour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IBM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oduko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 + Adobe + Accolite + Traveloka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emove Invalid Parenthes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Uber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ord Break Problem using Backtracking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rint all Palindromic Partitions of a String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Facebook Amazon Microsoft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ind Shortest Safe Route in a Path with Landmin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Facebook Amazon Microsoft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artition of Set into K Subsets with Equal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acktracking set-7 hamiltonian cycl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ug-of-war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Google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ximum Possible Number by doing at most K swap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Amazon + Adobe + Accolite + Traveloka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acktracking set-8 solving cryptarithmetic puzzl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Goldman Sachs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7T12:06:37.996334922</dc:date>
    <meta:editing-duration>PT38S</meta:editing-duration>
    <meta:editing-cycles>1</meta:editing-cycles>
    <meta:generator>LibreOffice/7.3.7.2$Linux_X86_64 LibreOffice_project/30$Build-2</meta:generator>
    <meta:document-statistic meta:table-count="1" meta:cell-count="507" meta:object-count="0"/>
  </office:meta>
</office:document-meta>
</file>